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1" svg:font-family="Consolas"/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style:line-height-at-least="0.503cm"/>
      <style:text-properties fo:color="#000000" style:font-name="Consolas" fo:font-size="10.5pt" fo:font-weight="normal" fo:background-color="#fffffe"/>
    </style:style>
    <style:style style:name="P4" style:family="paragraph" style:parent-style-name="Standard">
      <style:paragraph-properties style:line-height-at-least="0.503cm"/>
      <style:text-properties fo:color="#000000" style:font-name="Consolas" fo:font-size="12pt" fo:font-weight="normal" fo:background-color="#fffffe" style:font-size-asian="12pt" style:font-size-complex="12pt"/>
    </style:style>
    <style:style style:name="P5" style:family="paragraph" style:parent-style-name="Standard">
      <style:paragraph-properties style:line-height-at-least="0.503cm"/>
      <style:text-properties fo:color="#000000" style:font-name="Consolas" fo:font-size="12pt" fo:font-weight="normal" fo:background-color="#fffffe"/>
    </style:style>
    <style:style style:name="P6" style:family="paragraph" style:parent-style-name="Standard">
      <style:paragraph-properties style:line-height-at-least="0.503cm"/>
    </style:style>
    <style:style style:name="P7" style:family="paragraph" style:parent-style-name="Text_20_body">
      <style:paragraph-properties style:line-height-at-least="0.503cm"/>
    </style:style>
    <style:style style:name="T1" style:family="text">
      <style:text-properties style:font-name="Arial"/>
    </style:style>
    <style:style style:name="T2" style:family="text">
      <style:text-properties style:font-name="Arial" fo:font-size="16pt" style:font-size-asian="16pt" style:font-size-complex="16pt"/>
    </style:style>
    <style:style style:name="T3" style:family="text">
      <style:text-properties style:font-name="Arial" fo:font-size="10pt" style:font-size-asian="10pt" style:font-size-complex="10pt"/>
    </style:style>
    <style:style style:name="T4" style:family="text">
      <style:text-properties style:font-name="Arial" fo:font-size="8pt" style:font-size-asian="8pt" style:font-size-complex="8pt"/>
    </style:style>
    <style:style style:name="T5" style:family="text">
      <style:text-properties style:font-name="Arial" fo:font-size="9pt" style:font-size-asian="9pt" style:font-size-complex="9pt"/>
    </style:style>
    <style:style style:name="T6" style:family="text">
      <style:text-properties fo:color="#0000ff"/>
    </style:style>
    <style:style style:name="T7" style:family="text">
      <style:text-properties fo:color="#0000ff" style:font-name="Arial" fo:font-size="10.5pt" fo:font-weight="normal" fo:background-color="#fffffe"/>
    </style:style>
    <style:style style:name="T8" style:family="text">
      <style:text-properties fo:color="#0000ff" style:font-name="Consolas1" fo:font-size="10.5pt"/>
    </style:style>
    <style:style style:name="T9" style:family="text">
      <style:text-properties fo:color="#0000ff" style:font-name="Consolas1" fo:font-size="10.5pt" fo:language="en" fo:country="US"/>
    </style:style>
    <style:style style:name="T10" style:family="text">
      <style:text-properties fo:color="#0000ff" style:font-name="Consolas1" fo:font-size="10.5pt" fo:language="en" fo:country="US" fo:font-weight="normal" fo:background-color="#fffffe"/>
    </style:style>
    <style:style style:name="T11" style:family="text">
      <style:text-properties fo:color="#0000ff" style:font-name="Consolas1" fo:language="en" fo:country="US"/>
    </style:style>
    <style:style style:name="T12" style:family="text">
      <style:text-properties fo:color="#0000ff" fo:font-size="10.5pt"/>
    </style:style>
    <style:style style:name="T13" style:family="text">
      <style:text-properties fo:color="#000000"/>
    </style:style>
    <style:style style:name="T14" style:family="text">
      <style:text-properties fo:color="#000000" style:font-name="Arial" fo:font-size="10.5pt" fo:font-weight="normal" fo:background-color="#fffffe"/>
    </style:style>
    <style:style style:name="T15" style:family="text">
      <style:text-properties fo:color="#000000" style:font-name="Consolas1" fo:font-size="10.5pt"/>
    </style:style>
    <style:style style:name="T16" style:family="text">
      <style:text-properties fo:color="#000000" style:font-name="Consolas1" fo:font-size="10.5pt" fo:language="en" fo:country="US"/>
    </style:style>
    <style:style style:name="T17" style:family="text">
      <style:text-properties fo:color="#000000" style:font-name="Consolas1" fo:font-size="10.5pt" fo:language="en" fo:country="US" fo:font-weight="normal" fo:background-color="#fffffe"/>
    </style:style>
    <style:style style:name="T18" style:family="text">
      <style:text-properties fo:color="#000000" style:font-name="Consolas1" fo:language="en" fo:country="US"/>
    </style:style>
    <style:style style:name="T19" style:family="text">
      <style:text-properties fo:color="#000000" style:font-name="Consolas" fo:font-size="10.5pt" fo:font-weight="normal" fo:background-color="#fffffe"/>
    </style:style>
    <style:style style:name="T20" style:family="text">
      <style:text-properties fo:color="#a31515"/>
    </style:style>
    <style:style style:name="T21" style:family="text">
      <style:text-properties fo:color="#a31515" style:font-name="Consolas1" fo:font-size="10.5pt" fo:language="en" fo:country="US"/>
    </style:style>
    <style:style style:name="T22" style:family="text">
      <style:text-properties style:font-name="Consolas1" fo:font-size="10.5pt"/>
    </style:style>
    <style:style style:name="T23" style:family="text">
      <style:text-properties fo:font-size="10.5pt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fo:color="#09885a"/>
    </style:style>
    <style:style style:name="T26" style:family="text">
      <style:text-properties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FreeCodeCamp exercises</text:span><text:span text:style-name="T1"><text:line-break/></text:span><text:a xlink:type="simple" xlink:href="https://learn.freecodecamp.org/javascript-algorithms-and-data-structures/javascript-algorithms-and-data-structures-projects" text:style-name="Internet_20_link" text:visited-style-name="Visited_20_Internet_20_Link"><text:span text:style-name="T4">https://learn.freecodecamp.org/javascript-algorithms-and-data-structures/javascript-algorithms-and-data-structures-projects</text:span></text:a><text:span text:style-name="T4"> </text:span><text:span text:style-name="T1"><text:line-break/></text:span></text:p>
      <text:p text:style-name="P2"><text:span text:style-name="T1">1. Palindrome – check if the revered string has the same order of symbols<text:line-break/></text:span><text:span text:style-name="T7">function</text:span><text:span text:style-name="T14"> palindrome(str) {</text:span></text:p>
      <text:p text:style-name="P7"><text:span text:style-name="T19">  </text:span><text:span text:style-name="T10">let</text:span><text:span text:style-name="T19"> </text:span><text:span text:style-name="T17">regex = /[a-zA-Z01][^.,_-\s]*/g;<text:line-break/></text:span><text:span text:style-name="T13"> <text:s/>  </text:span><text:span text:style-name="T9">let</text:span><text:span text:style-name="T13"> </text:span><text:span text:style-name="T16">modStr = str.match(regex).join(</text:span><text:span text:style-name="T21">''</text:span><text:span text:style-name="T16">);<text:line-break/></text:span><text:span text:style-name="T13">  <text:s text:c="2"/></text:span><text:span text:style-name="T9">let</text:span><text:span text:style-name="T13"> </text:span><text:span text:style-name="T16">oriStr = modStr.toLowerCase();<text:line-break/></text:span><text:span text:style-name="T13">  <text:s text:c="2"/></text:span><text:span text:style-name="T9">let</text:span><text:span text:style-name="T13"> </text:span><text:span text:style-name="T16">revStr = oriStr.split(</text:span><text:span text:style-name="T21">''</text:span><text:span text:style-name="T16">).reverse().join(</text:span><text:span text:style-name="T21">''</text:span><text:span text:style-name="T16">);<text:line-break/></text:span><text:span text:style-name="T13">  </text:span><text:span text:style-name="T9">if</text:span><text:span text:style-name="T13"> </text:span><text:span text:style-name="T16">(revStr == oriStr) {<text:line-break/></text:span><text:span text:style-name="T13">    </text:span><text:span text:style-name="T9">return</text:span><text:span text:style-name="T13"> </text:span><text:span text:style-name="T9">true</text:span><text:span text:style-name="T16">;<text:line-break/></text:span><text:span text:style-name="T13">  </text:span><text:span text:style-name="T15">} </text:span><text:span text:style-name="T8">else</text:span><text:span text:style-name="T13"> </text:span><text:span text:style-name="T15">{<text:line-break/></text:span><text:span text:style-name="T13">    </text:span><text:span text:style-name="T8">return</text:span><text:span text:style-name="T13"> </text:span><text:span text:style-name="T8">false</text:span><text:span text:style-name="T15">;<text:line-break/></text:span><text:span text:style-name="T13">  </text:span><text:span text:style-name="T15">}<text:line-break/></text:span><text:span text:style-name="T19">}</text:span></text:p>
      <text:p text:style-name="P3">palindrome(<text:span text:style-name="T20">"eye"</text:span>);<text:line-break/></text:p>
      <text:p text:style-name="P5"><text:span text:style-name="T26">2. Roman Numeral Converter<text:line-break/></text:span><text:span text:style-name="T12">function</text:span><text:span text:style-name="T23"> convertToRoman(num) {</text:span></text:p>
      <text:p text:style-name="P3"><text:span text:style-name="T6">return</text:span> num;</text:p>
      <text:p text:style-name="P3">}</text:p>
      <text:p text:style-name="P6"/>
      <text:p text:style-name="P3">convertToRoman(<text:span text:style-name="T25">36</text:span>);</text:p>
      <text:p text:style-name="P4"/>
      <text:p text:style-name="P4"/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1" svg:font-family="Consolas"/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ke Dietz</meta:initial-creator>
    <meta:creation-date>2019-06-28T08:37:48.93</meta:creation-date>
    <dc:date>2019-06-28T08:46:50.44</dc:date>
    <dc:creator>Mike Dietz</dc:creator>
    <meta:editing-duration>PT9M1S</meta:editing-duration>
    <meta:editing-cycles>2</meta:editing-cycles>
    <meta:generator>OpenOffice/4.1.2$Win32 OpenOffice.org_project/412m3$Build-9782</meta:generator>
    <meta:document-statistic meta:table-count="0" meta:image-count="0" meta:object-count="0" meta:page-count="1" meta:paragraph-count="8" meta:word-count="62" meta:character-count="608"/>
  </office:meta>
</office:document-meta>
</file>